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cc99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6" calcext:value-type="float">
            <text:p>1,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office:value-type="float" office:value="1.547" calcext:value-type="float">
            <text:p>1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office:value-type="float" office:value="1.537" calcext:value-type="float">
            <text:p>1,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office:value-type="float" office:value="1.567" calcext:value-type="float">
            <text:p>1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office:value-type="float" office:value="1.748" calcext:value-type="float">
            <text:p>1,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office:value-type="float" office:value="1.653" calcext:value-type="float">
            <text:p>1,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office:value-type="float" office:value="1.723" calcext:value-type="float">
            <text:p>1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office:value-type="float" office:value="6.649" calcext:value-type="float">
            <text:p>6,649</text:p>
          </table:table-cell>
          <table:table-cell table:number-columns-repeated="3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/>
          <table:table-cell office:value-type="float" office:value="4.499" calcext:value-type="float">
            <text:p>4,499</text:p>
          </table:table-cell>
          <table:table-cell table:number-columns-repeated="4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2">00/00/0000</text:date>, <text:time style:data-style-name="N2" text:time-value="21:30:19.475748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6-02T21:30:32.452592884</dc:date>
    <meta:editing-duration>P10DT10H29M17S</meta:editing-duration>
    <meta:editing-cycles>38</meta:editing-cycles>
    <meta:generator>LibreOffice/5.1.6.2$Linux_X86_64 LibreOffice_project/10m0$Build-2</meta:generator>
    <meta:document-statistic meta:table-count="1" meta:cell-count="110" meta:object-count="0"/>
  </office:meta>
</office:document-meta>
</file>